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4-12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4-01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3-01-3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2-01-24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0-12-03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20-01-2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9-08-1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9-02-0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8-08-1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8-02-0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7-01-24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6-01-1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5-08-2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5-01-2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4-09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4-02-0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3-08-0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3-01-1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2-09-1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1-12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1-09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1-01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10-02-0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9-01-20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8-08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8-01-0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7-11-0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7-01-1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6-09-2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6-01-11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0752" calcext:value-type="float">
            <text:p>102.7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5-01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4-11-12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4-01-23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3-10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3-02-0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2-11-1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2-05-2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2-02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1-01-0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0-1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2000-01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8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31095360701</text:p>
          </table:table-cell>
          <table:table-cell office:value-type="string" calcext:value-type="string">
            <text:p>197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